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AMS" svg:font-family="MathJax_AMS" style:font-pitch="variable"/>
    <style:font-face style:name="MathJax_Size1" svg:font-family="MathJax_Size1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494cm" svg:stroke-color="#808080" draw:marker-start-width="0.94cm" draw:marker-end-width="0.94cm" draw:fill-color="#ffffff" draw:textarea-horizontal-align="justify" draw:textarea-vertical-align="middle" draw:auto-grow-height="false" fo:min-height="12.19cm" fo:min-width="11.978cm" fo:padding-top="0.371cm" fo:padding-bottom="0.371cm" fo:padding-left="0.496cm" fo:padding-right="0.4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149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color="#1b75bc" style:font-name="FreeSerif" fo:font-size="612pt" style:font-size-asian="612pt" style:font-size-complex="612pt"/>
    </style:style>
    <style:style style:name="P3" style:family="paragraph">
      <loext:graphic-properties draw:fill="none" draw:fill-color="#ffffff"/>
      <style:text-properties fo:color="#1b75bc" style:font-name="FreeSerif" fo:font-size="612pt" fo:font-weight="bold" style:font-size-asian="612pt" style:font-weight-asian="bold" style:font-size-complex="612pt" style:font-weight-complex="bold"/>
    </style:style>
    <style:style style:name="T1" style:family="text">
      <style:text-properties fo:color="#1b75bc" style:font-name="FreeSerif" fo:font-size="612pt" style:font-size-asian="612pt" style:font-size-complex="6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342cm" svg:height="18.288cm" svg:x="1.327cm" svg:y="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556cm" svg:height="21.841cm" svg:x="4.175cm" svg:y="0.238cm">
          <draw:text-box>
            <text:p text:style-name="P2"><text:span text:style-name="T1">Σ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AMS" svg:font-family="MathJax_AMS" style:font-pitch="variable"/>
    <style:font-face style:name="MathJax_Size1" svg:font-family="MathJax_Size1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1.0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30T10:31:50.324493016</meta:creation-date>
    <dc:date>2020-08-30T11:17:08.474020173</dc:date>
    <meta:editing-duration>PT43M49S</meta:editing-duration>
    <meta:editing-cycles>7</meta:editing-cycles>
    <meta:generator>LibreOffice/6.0.7.3$Linux_X86_64 LibreOffice_project/00m0$Build-3</meta:generator>
    <meta:document-statistic meta:object-count="2"/>
  </office:meta>
</office:document-meta>
</file>